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64H37M09.109051S" calcext:value-type="time">
            <text:p>1264:3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24H41M34.485S" calcext:value-type="time">
            <text:p>24:4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2]-[.B242] &gt; 0; [.C242]-[.B2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0:13:58.7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5T17:06:12.197000000</dc:date>
    <meta:editing-duration>P55DT22H53M57S</meta:editing-duration>
    <meta:editing-cycles>1472</meta:editing-cycles>
    <meta:generator>LibreOffice/7.2.6.2$Windows_X86_64 LibreOffice_project/b0ec3a565991f7569a5a7f5d24fed7f52653d754</meta:generator>
    <dc:creator>Benjamin Laws</dc:creator>
    <meta:document-statistic meta:table-count="2" meta:cell-count="1801" meta:object-count="0"/>
  </office:meta>
</office:document-meta>
</file>